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581961978484546438"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688230596004814374"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497205158051367626"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2628371554286613184"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15051893965242467"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807738009307594358"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079874439544903510"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7925291795308490688"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766238" text:continue-list="list6079874439544903510"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9844341636510900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93828"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7418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793545" text:continue-numbering="true" text:style-name="L9">
        <text:list-item>
          <text:list>
            <text:list-header>
              <text:p text:style-name="P185">Warm down: <text:span text:style-name="T2">0.25 mile jog home</text:span></text:p>
              <text:p text:style-name="P186"/>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781757"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80790"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135350952122929458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358093110976530950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9801207661138486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98201" text:continue-numbering="true" text:style-name="L12">
        <text:list-item>
          <text:list>
            <text:list-header>
              <text:p text:style-name="P190">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435133879843603326" text:style-name="L13">
        <text:list-item>
          <text:list>
            <text:list-header>
              <text:p text:style-name="P179">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22547411932512135"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186554134748936365" text:style-name="L15">
        <text:list-item>
          <text:list>
            <text:list-header>
              <text:p text:style-name="P168">1.5 miles averaging about 9:40/mile and rest 1 min</text:p>
            </text:list-header>
          </text:list>
        </text:list-item>
      </text:list>
      <text:p text:style-name="P23">1 mile in 8:26 and rest 2 min</text:p>
      <text:list xml:id="list888795431749284956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795160271818696185" text:style-name="L17">
        <text:list-item>
          <text:list>
            <text:list-header>
              <text:p text:style-name="P170">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73436" text:continue-numbering="true" text:style-name="L17">
        <text:list-item>
          <text:list>
            <text:list-header>
              <text:p text:style-name="P170">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632120039778966240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14545619069237057"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8401886758820762237"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766995" text:continue-list="list6414545619069237057" text:style-name="L19">
        <text:list-item>
          <text:list>
            <text:list-header>
              <text:p text:style-name="P172">(Pace*HR)=1240</text:p>
            </text:list-header>
          </text:list>
        </text:list-item>
      </text:list>
      <text:list xml:id="list35779676" text:continue-list="list6321200397789662408" text:style-name="L18">
        <text:list-item>
          <text:list>
            <text:list-header>
              <text:p text:style-name="P171">2 miles at 10:46/mile Ave HR= 121 bpm and rest a few minutes</text:p>
            </text:list-header>
          </text:list>
        </text:list-item>
      </text:list>
      <text:list xml:id="list35771208" text:continue-list="list35766995"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579363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822908118117547197"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26797251723566698"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145423271001358984"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6479783051745963715" text:style-name="L24">
        <text:list-item>
          <text:p text:style-name="P189">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13133874243977608"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392844227033173394"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5789395" text:continue-numbering="true" text:style-name="L26">
        <text:list-item>
          <text:list>
            <text:list-header>
              <text:p text:style-name="P176">0.1 mile lead in to a 4 mile run</text:p>
              <text:p text:style-name="P182">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95024"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177">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1235069572699480559"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5T15:54:41.29</dc:date>
    <dc:creator>James Lombardi</dc:creator>
    <meta:editing-duration>P18DT12H16M17S</meta:editing-duration>
    <meta:editing-cycles>1408</meta:editing-cycles>
    <meta:generator>OpenOffice/4.1.2$Win32 OpenOffice.org_project/412m3$Build-9782</meta:generator>
    <meta:document-statistic meta:table-count="0" meta:image-count="9" meta:object-count="0" meta:page-count="149" meta:paragraph-count="4254" meta:word-count="46425" meta:character-count="238621"/>
  </office:meta>
</office:document-meta>
</file>